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page" style:column-width="8.51958333333333cm" style:use-optimal-column-width="true"/>
    </style:style>
    <style:style style:name="co3" style:family="table-column">
      <style:table-column-properties fo:break-before="auto" style:column-width="7.96395833333333cm" style:use-optimal-column-width="true"/>
    </style:style>
    <style:style style:name="co4" style:family="table-column">
      <style:table-column-properties fo:break-before="auto" style:column-width="10.398125cm" style:use-optimal-column-width="true"/>
    </style:style>
    <style:style style:name="co5" style:family="table-column">
      <style:table-column-properties fo:break-before="auto" style:column-width="6.00604166666667cm" style:use-optimal-column-width="true"/>
    </style:style>
    <style:style style:name="co6" style:family="table-column">
      <style:table-column-properties fo:break-before="auto" style:column-width="6.29708333333333cm" style:use-optimal-column-width="true"/>
    </style:style>
    <style:style style:name="co7" style:family="table-column">
      <style:table-column-properties fo:break-before="auto" style:column-width="4.92125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8.44020833333333cm" style:use-optimal-column-width="true"/>
    </style:style>
    <style:style style:name="co12" style:family="table-column">
      <style:table-column-properties fo:break-before="auto" style:column-width="7.51416666666667cm" style:use-optimal-column-width="true"/>
    </style:style>
    <style:style style:name="co13" style:family="table-column">
      <style:table-column-properties fo:break-before="auto" style:column-width="5.37104166666667cm" style:use-optimal-column-width="true"/>
    </style:style>
    <style:style style:name="co14" style:family="table-column">
      <style:table-column-properties fo:break-before="auto" style:column-width="5.92666666666667cm" style:use-optimal-column-width="true"/>
    </style:style>
    <style:style style:name="co15" style:family="table-column">
      <style:table-column-properties fo:break-before="auto" style:column-width="6.79979166666667cm" style:use-optimal-column-width="true"/>
    </style:style>
    <style:style style:name="co16" style:family="table-column">
      <style:table-column-properties fo:break-before="auto" style:column-width="2.83104166666667cm" style:use-optimal-column-width="true"/>
    </style:style>
    <style:style style:name="co17" style:family="table-column">
      <style:table-column-properties fo:break-before="auto" style:column-width="2.56645833333333cm" style:use-optimal-column-width="true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PAC" table:style-name="ta1" table:print-ranges="MPAC.A1:MPAC.A73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number-columns-spanned="17" table:number-rows-spanned="1" table:style-name="ce14">
            <text:p>VERBAS INDENIZATÓRIAS E OUTRAS REMUNERAÇÕES TEMPORÁRIAS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15">
            <text:p>RESOLUÇÃO Nº 200, DE 10 DE JULHO DE 2019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24">
            <text:p>MATRÍCULA</text:p>
          </table:table-cell>
          <table:table-cell office:value-type="string" table:number-columns-spanned="1" table:number-rows-spanned="2" table:style-name="ce24">
            <text:p>NOME</text:p>
          </table:table-cell>
          <table:table-cell office:value-type="string" table:number-columns-spanned="1" table:number-rows-spanned="2" table:style-name="ce24">
            <text:p>CARGO/FUNÇÃO</text:p>
          </table:table-cell>
          <table:table-cell office:value-type="string" table:number-columns-spanned="1" table:number-rows-spanned="2" table:style-name="ce24">
            <text:p>LOTAÇÃO</text:p>
          </table:table-cell>
          <table:table-cell office:value-type="string" table:number-columns-spanned="6" table:number-rows-spanned="1" table:style-name="ce23">
            <text:p>VERBAS INDENIZATÓRIAS<text:span text:style-name="T4">1</text:span></text:p>
          </table:table-cell>
          <table:covered-table-cell table:number-columns-repeated="5"/>
          <table:table-cell office:value-type="string" table:number-columns-spanned="6" table:number-rows-spanned="1" table:style-name="ce23">
            <text:p>OUTRAS REMUNERAÇÕES TEMPORÁRIAS<text:span text:style-name="T3">2</text:span></text:p>
          </table:table-cell>
          <table:covered-table-cell table:number-columns-repeated="5"/>
          <table:table-cell office:value-type="string" table:number-columns-spanned="1" table:number-rows-spanned="2" table:style-name="ce23">
            <text:p>TOTAL PAGO<text:span text:style-name="T4">3</text:span></text:p>
          </table:table-cell>
          <table:table-cell table:number-columns-repeated="16367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AUXILIO ALIMENTACAO MEMBROS</text:p>
          </table:table-cell>
          <table:table-cell office:value-type="string" table:style-name="ce8">
            <text:p>AUXILIO ALIMENTACAO SERVIDORES</text:p>
          </table:table-cell>
          <table:table-cell office:value-type="string" table:style-name="ce8">
            <text:p>AUXILIO SAUDE SERVIDORES</text:p>
          </table:table-cell>
          <table:table-cell office:value-type="string" table:style-name="ce8">
            <text:p>AUXILIO SAUDE PENSAO</text:p>
          </table:table-cell>
          <table:table-cell office:value-type="string" table:style-name="ce8">
            <text:p>AUXILIO SAUDE SERVIDORES APOSENTADOS</text:p>
          </table:table-cell>
          <table:table-cell office:value-type="string" table:style-name="ce8">
            <text:p>AUXILIO SAUDE</text:p>
          </table:table-cell>
          <table:table-cell office:value-type="string" table:style-name="ce8">
            <text:p>GRAT POR ACUMULACAO DE CARGOS E FUNCOES</text:p>
          </table:table-cell>
          <table:table-cell office:value-type="string" table:style-name="ce8">
            <text:p>DIF INCOR TRIBUTADA EXERCICIO ANTERIOR</text:p>
          </table:table-cell>
          <table:table-cell office:value-type="string" table:style-name="ce8">
            <text:p>DIFERENCA POR SUBSTITUICAO</text:p>
          </table:table-cell>
          <table:table-cell office:value-type="string" table:style-name="ce8">
            <text:p>DIF SUBSTITUICAO EXTRAQUADRO</text:p>
          </table:table-cell>
          <table:table-cell office:value-type="string" table:style-name="ce8">
            <text:p>ABONO DE PERMANENCIA RETROATIVO</text:p>
          </table:table-cell>
          <table:table-cell office:value-type="string" table:style-name="ce8">
            <text:p>PAE TRIBUTADO</text:p>
          </table:table-cell>
          <table:covered-table-cell/>
          <table:table-cell table:number-columns-repeated="16367" table:style-name="ce5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9">
            <text:p>ABELARDO TOWNES DE CASTRO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:P6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9">
            <text:p>ABRAAO ELIAS ABUGOCHE PAES LEM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:P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9">
            <text:p>ADAILDO SOARES MO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:P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9">
            <text:p>ADAILTON JOSE SILVA DE MORA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:P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9">
            <text:p>ADAL DA SILVA MAI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:P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9">
            <text:p>ADALBERTO RODRIG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:P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9">
            <text:p>ADALCIANE CAMILO DANTAS DE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:P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9">
            <text:p>ADELAIDE MARIA DE ARAUJO VIEIRA NASCIM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:P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9">
            <text:p>ADENILSON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COMBATE EVASAO FISC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14:P1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9">
            <text:p>ADIR PEREIRA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:P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9">
            <text:p>ADMILSON OLIVEIRA E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3368.91" table:formula="msoxl:=SUM(B16:P16)" table:style-name="ce10">
            <text:p><text:s/>3.368,91<text:s/></text:p>
          </table:table-cell>
          <table:table-cell table:number-columns-repeated="16367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9">
            <text:p>AECIO LIMA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:P1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9">
            <text:p>AGDA MENEZES CABRAL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:P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9">
            <text:p>AGENAIRA FRANCIELLY MARIANO 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:P1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9">
            <text:p>AGENILDO DE MELO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:P2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9">
            <text:p>AGILEUDO FERNAND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:P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9">
            <text:p>AGNES DE NAZARE DOS SANTOS BRASIL WESTER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2500" table:style-name="ce6">
            <text:p>2500</text:p>
          </table:table-cell>
          <table:table-cell office:value-type="float" office:value="2500" table:formula="msoxl:=SUM(B22:P22)" table:style-name="ce10">
            <text:p><text:s/>2.500,00<text:s/></text:p>
          </table:table-cell>
          <table:table-cell table:number-columns-repeated="16367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9">
            <text:p>AGOSTINHO TROVAO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:P2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9">
            <text:p>ALADIO LUIZ JARDILINO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:P2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9">
            <text:p>ALAINE COSTA LEMES SILVERI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:P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9">
            <text:p>ALAN DE OLIVEIRA DANTAS CRUZ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:P2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9">
            <text:p>ALBERTINA SOMBRA DA COST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msoxl:=SUM(B27:P27)" table:style-name="ce10">
            <text:p><text:s/>10.000,00<text:s/></text:p>
          </table:table-cell>
          <table:table-cell table:number-columns-repeated="16367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9">
            <text:p>ALCIBETH PESSOA DE QUEIROZ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:P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9">
            <text:p>ALDEMIR PINHEIRO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:P2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9">
            <text:p>ALDERLENE CAST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:P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9">
            <text:p>ALDO COLOMBO JUNIOR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:P3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9">
            <text:p>ALDO SERGIO ALVES FI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:P3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9">
            <text:p>ALEKINE LOPES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DE HABITACAO E URBANISMO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2526.6799999999998" table:style-name="ce6">
            <text:p>2526,68</text:p>
          </table:table-cell>
          <table:table-cell table:number-columns-repeated="5" table:style-name="ce6"/>
          <table:table-cell office:value-type="float" office:value="7668.6999999999989" table:formula="msoxl:=SUM(B33:P33)" table:style-name="ce10">
            <text:p><text:s/>7.668,70<text:s/></text:p>
          </table:table-cell>
          <table:table-cell table:number-columns-repeated="16367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9">
            <text:p>ALESSANDRA ALMEIDA MEZERHAN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:P3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9">
            <text:p>ALESSANDRA GARCIA MARQU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 DO CONSUMIDOR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5:P35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9">
            <text:p>ALESSANDRA MEIRELES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:P3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9">
            <text:p>ALESSANDRA ORTIZ D AVILA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:P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9">
            <text:p>ALESSANDRA PEREIRA DOS SANT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:P3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9">
            <text:p>ALESSANDRO LEITE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:P3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13" table:style-name="ce2">
            <text:p>5913</text:p>
          </table:table-cell>
          <table:table-cell office:value-type="string" table:style-name="ce9">
            <text:p>ALEX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:P4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9">
            <text:p>ALEXANDRE DE SOUZA FARI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:P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9">
            <text:p>ALINE DAYANE BRUNO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:P4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9">
            <text:p>ALINE R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:P4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9">
            <text:p>ALLEN SANTOS DE MESQUI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:P4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9">
            <text:p>ALMIR FERNANDES B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7008.46" table:style-name="ce6">
            <text:p>7008,46</text:p>
          </table:table-cell>
          <table:table-cell table:style-name="ce6"/>
          <table:table-cell office:value-type="float" office:value="12150.48" table:formula="msoxl:=SUM(B45:P45)" table:style-name="ce10">
            <text:p><text:s/>12.150,48<text:s/></text:p>
          </table:table-cell>
          <table:table-cell table:number-columns-repeated="16367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9">
            <text:p>ALVARO LUCAS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:P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9">
            <text:p>ALVARO LUIZ ARAUJO PER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8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office:value-type="float" office:value="5319.33" table:style-name="ce6">
            <text:p>5319,33</text:p>
          </table:table-cell>
          <table:table-cell table:number-columns-repeated="5" table:style-name="ce6"/>
          <table:table-cell office:value-type="float" office:value="10638.66" table:formula="msoxl:=SUM(B47:P47)" table:style-name="ce10">
            <text:p><text:s/>10.638,66<text:s/></text:p>
          </table:table-cell>
          <table:table-cell table:number-columns-repeated="16367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9">
            <text:p>AMANDA SONAIRA SANTOS DA C A RODRIGU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:P4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9">
            <text:p>AMIRALDO RIBEIRO JUS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:P4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9">
            <text:p>ANA AMELIA CASTELO MACEDO DE BRI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:P5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9">
            <text:p>ANA CAROLINA XIMENES GUERR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:P5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9">
            <text:p>ANA CAROLINE CARDOSO DE PAUL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:P5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9">
            <text:p>ANA CAROLINE COSTA E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:P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9">
            <text:p>ANA CAROLINE DE FREITAS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:P5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65" table:style-name="ce2">
            <text:p>5865</text:p>
          </table:table-cell>
          <table:table-cell office:value-type="string" table:style-name="ce9">
            <text:p>ANA CLARA CHAVES MARQU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:P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9">
            <text:p>ANA FABIOLA LIMA BES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:P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9">
            <text:p>ANA PAULA POJO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:P5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9">
            <text:p>ANADIO MO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:P5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9">
            <text:p>ANALU FERNANDA GOLF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:P5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9">
            <text:p>ANANDA KATRINE SILV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:P6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9">
            <text:p>ANGELA MARIA FERNANDES FONT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:P6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9">
            <text:p>ANGELO VICTORIO GARDENAL CABRERA CAMOLEZ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:P6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9">
            <text:p>ANTONIA ALENCAR DE ALBUQUERQU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2300" table:formula="msoxl:=SUM(B63:P63)" table:style-name="ce10">
            <text:p><text:s/>2.300,00<text:s/></text:p>
          </table:table-cell>
          <table:table-cell table:number-columns-repeated="16367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9">
            <text:p>ANTONIA DA COSTA PE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64:P64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9">
            <text:p>ANTONIA GLEICIANE BEZERRA MACIA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:P6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9">
            <text:p>ANTONIA JANAINA SILVA PACHEC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:P6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9">
            <text:p>ANTONIO ACOSTA DI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:P6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9">
            <text:p>ANTONIO ALCESTE CALLIL DE CASTR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BUJARI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68:P68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9">
            <text:p>ANTONIO AMAURI ANERAO JUNIOR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:P6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9">
            <text:p>ANTONIO CARLOS DE SOUZ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:P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9">
            <text:p>ANTONIO DANTA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:P7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9">
            <text:p>ANTONIO FRANCINEY DE ALMEIDA ROCH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:P7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9">
            <text:p>ANTONIO GABRIEL ALMEID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3:P7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9">
            <text:p>ANTONIO GUEDES DANTA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74:P74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9">
            <text:p>ANTONIO JOSE MACEDO CASTEL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5:P7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9">
            <text:p>ANTONIO JOSE MARQUES GADEL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6:P7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9">
            <text:p>ANTONIO JOSE PE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7:P7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9">
            <text:p>ANTONIO MARTINS MAIA PO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8:P7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9">
            <text:p>ANTONIO NASCIMENT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9:P7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9">
            <text:p>ANTONIO NEURIBERGUE DO REGO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0:P8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9">
            <text:p>ANTONIO TADEU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1:P8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551" table:style-name="ce2">
            <text:p>56551</text:p>
          </table:table-cell>
          <table:table-cell office:value-type="string" table:style-name="ce9">
            <text:p>ANTONIO TIMMERMAM DE PAIVA JUNIOR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2:P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9">
            <text:p>ANTONIO VAZ MAGALHA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3:P8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9">
            <text:p>ANY EVELYN DA SILV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4:P8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9">
            <text:p>ARETUZA DE ALMEIDA CRU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85:P85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9">
            <text:p>ARIANA NICOLE VASCONCELOS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6:P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9">
            <text:p>ARLINDO ALMEIDA DE LIM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7:P8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9">
            <text:p>ARLINDO VICTOR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8:P8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9">
            <text:p>ARTHUR BRAGA DE SOUZ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89:P8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9">
            <text:p>ARTHUR CESAR BRUNO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0:P9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9">
            <text:p>ARTHUR CEZAR PINHEIRO LEI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1:P9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9">
            <text:p>ARYANE DA SILVA PA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2:P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9">
            <text:p>ARYANE MAIA DOMING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3:P9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331" table:style-name="ce2">
            <text:p>38331</text:p>
          </table:table-cell>
          <table:table-cell office:value-type="string" table:style-name="ce9">
            <text:p>ASSIS RODRIGUES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4:P9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9">
            <text:p>AUDENYR AROSTILDE BELMIN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5:P9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961" table:style-name="ce2">
            <text:p>55961</text:p>
          </table:table-cell>
          <table:table-cell office:value-type="string" table:style-name="ce9">
            <text:p>AURE RIBEIRO NET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96:P96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9">
            <text:p>AURELIO SOUZA DA SILVA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7:P9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9">
            <text:p>AURIMAR MELO DA TRINDAD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8:P9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9">
            <text:p>BARTIRA RAIMUNDA COSTA FERNAND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99:P9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9">
            <text:p>BERNARDO FITERMAN ALB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100:P100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9">
            <text:p>BIANCA BERNARDES DE MORA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CRELAND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101:P101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9">
            <text:p>BLANCA NUNES FARHA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2:P10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9">
            <text:p>BRENDA DE SOUZA ARAUJ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3:P1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9">
            <text:p>BRENO COSTA CAMPEL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4:P10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9">
            <text:p>BRUNA BORGES COSTA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5:P1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9">
            <text:p>BRUNA DE ABREU ARMANI CARDOS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6:P1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9">
            <text:p>BRUNA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7447.72" table:style-name="ce6">
            <text:p>7447,72</text:p>
          </table:table-cell>
          <table:table-cell table:number-columns-repeated="2" table:style-name="ce6"/>
          <table:table-cell office:value-type="float" office:value="8247.7200000000012" table:formula="msoxl:=SUM(B107:P107)" table:style-name="ce10">
            <text:p><text:s/>8.247,72<text:s/></text:p>
          </table:table-cell>
          <table:table-cell table:number-columns-repeated="16367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9">
            <text:p>BRUNA PAULA ARAUJO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8:P1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9">
            <text:p>BRUNNA CRISTINA BARBOSA CHAA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09:P10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9">
            <text:p>BRUNNA DE MENDONCA CUNH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0:P1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9">
            <text:p>BRUNO DA SILVA NOGUEIRA</text:p>
          </table:table-cell>
          <table:table-cell office:value-type="string" table:style-name="ce9">
            <text:p>CHEFE DE COORDENADORIA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1:P1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9">
            <text:p>BRUNO ROBERTO CAVALCANTE VAZ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OTORIA DE JUSTICA CUMUL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2:P1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9">
            <text:p>CAIO BRUNO DE SOUSA BARROS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3:P1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9">
            <text:p>CAMILA GOMES PIR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4:P11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9">
            <text:p>CAMILA MATTOS DE PINH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5:P1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9">
            <text:p>CARLA SINARA DE OLIVEIRA SANT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6:P11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9">
            <text:p>CARLOS AUGUSTO DA COSTA PESCAD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4000.58" table:style-name="ce6">
            <text:p>4000,58</text:p>
          </table:table-cell>
          <table:table-cell table:number-columns-repeated="5" table:style-name="ce6"/>
          <table:table-cell office:value-type="float" office:value="9142.5999999999985" table:formula="msoxl:=SUM(B117:P117)" table:style-name="ce10">
            <text:p><text:s/>9.142,60<text:s/></text:p>
          </table:table-cell>
          <table:table-cell table:number-columns-repeated="16367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9">
            <text:p>CARLOS AUGUSTO DE ARAUJ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18:P1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9">
            <text:p>CARLOS ROBERTO DA SILV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119:P119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9">
            <text:p>CAROLINA FER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0:P12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9">
            <text:p>CAROLINNE BEIRUTH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1:P1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9">
            <text:p>CASSIA MARIA PEREIRA DE SOUZ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122:P122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9">
            <text:p>CASSIA ORLANDA DE SOUZA DIA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3:P12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9">
            <text:p>CATHERINE LAMAR DE AZEVED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4:P12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9">
            <text:p>CATIANA PEREIRA MARCAL DE CARVA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5:P1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9">
            <text:p>CELINA MARIA NASCIMENTO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msoxl:=SUM(B126:P126)" table:style-name="ce10">
            <text:p><text:s/>10.000,00<text:s/></text:p>
          </table:table-cell>
          <table:table-cell table:number-columns-repeated="16367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9">
            <text:p>CELSO JERONIMO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CORREGEDORIA GER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127:P127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9">
            <text:p>CICERO PEREIRA BENICIO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8:P1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9">
            <text:p>CILEUDO JOSE FERREIRA CHAV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29:P12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0" table:style-name="ce2">
            <text:p>5790</text:p>
          </table:table-cell>
          <table:table-cell office:value-type="string" table:style-name="ce9">
            <text:p>CLARA MENDES GOM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0:P1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9">
            <text:p>CLAUDIA MARIA DE PADU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1:P13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6" table:style-name="ce2">
            <text:p>5996</text:p>
          </table:table-cell>
          <table:table-cell office:value-type="string" table:style-name="ce9">
            <text:p>CLAUDIO ROBERTO PONTES DIOGEN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2:P13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9">
            <text:p>CLAUD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3:P13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981" table:style-name="ce2">
            <text:p>56981</text:p>
          </table:table-cell>
          <table:table-cell office:value-type="string" table:style-name="ce9">
            <text:p>CLEONILSON FREITAS DO VALE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4:P13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9">
            <text:p>CLEYCIANE SILVA FERR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5:P13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9">
            <text:p>CLEYSON RICCELY AMORIM DE CAST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6:P13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9">
            <text:p>COSME ALVES SER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7:P1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9">
            <text:p>COSMO LIMA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138:P138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9">
            <text:p>CRISTIANE DO NASCIMENT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39:P13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9">
            <text:p>CRISTIANE GOMES VIEIRA</text:p>
          </table:table-cell>
          <table:table-cell office:value-type="string" table:style-name="ce9">
            <text:p>GESTOR ADMINISTRATIV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0:P14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9">
            <text:p>CRISTINA CARDOSO VILAUBA NOLE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1:P1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9">
            <text:p>DAIANA DE ARAUJO PER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2:P14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9">
            <text:p>DAIANA MEDINA ASSAD AIRES FERNAND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3:P14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9">
            <text:p>DAISSON GOMES TEL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144:P144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9">
            <text:p>DANIEL ALVES LOPES PESSO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5:P14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9">
            <text:p>DANIELA MARIA BARROS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6:P1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9">
            <text:p>DANIELA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msoxl:=SUM(B147:P147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9">
            <text:p>DANIELE HEIDERICH SANTIA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48:P14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9">
            <text:p>DANILO LOVISARO DO NASCIMEN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734.46" table:style-name="ce6">
            <text:p>10734,46</text:p>
          </table:table-cell>
          <table:table-cell office:value-type="float" office:value="16053.789999999999" table:formula="msoxl:=SUM(B149:P149)" table:style-name="ce10">
            <text:p><text:s/>16.053,79<text:s/></text:p>
          </table:table-cell>
          <table:table-cell table:number-columns-repeated="16367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9">
            <text:p>DANILO SCRAMIN ALV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0:P15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9">
            <text:p>DANNA SOUSA DE FRANC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1:P15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9">
            <text:p>DARLING LOPES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2:P15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221" table:style-name="ce2">
            <text:p>52221</text:p>
          </table:table-cell>
          <table:table-cell office:value-type="string" table:style-name="ce9">
            <text:p>DAVID GOMES FARI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3:P1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9">
            <text:p>DAYAN MOREIRA ALBUQUERQU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154:P15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9">
            <text:p>DEBORA BIASOLI MARQU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5:P1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9">
            <text:p>DEBORA MARIA LOPES DA SILVA OLIV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6:P1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9">
            <text:p>DEISE NINA DUT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7:P15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9">
            <text:p>DENER AUGUSTO BARBOS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8:P15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9">
            <text:p>DENISE ANDRADE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59:P15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9">
            <text:p>DEYVISSON GOMES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0:P16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9">
            <text:p>DIANA SORAIA TABALIPA PIMENT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161:P16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9">
            <text:p>DIANGLEI MACIEL CAVALCAN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2:P16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9">
            <text:p>DIEGO COSTA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3:P16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9">
            <text:p>DIEGO NEGREIROS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4:P16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9">
            <text:p>DILCILENE SALES UCHOA DA CONCEICA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5:P16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9">
            <text:p>DIMES AFONSO DIAS PE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6:P16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9">
            <text:p>DIMITRIA MESQUITA SOARES PIN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7:P16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9">
            <text:p>DJALMA FIRMIANO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8:P16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9">
            <text:p>DORIAN MONTEIRO BRAGA DE CARVALH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69:P16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9">
            <text:p>DOUGLAS DA SILVA SANTO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0:P1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9">
            <text:p>DULCE HELENA DE FREITAS F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3 PROMOTORIA DE JUST CRIMINAL <text:s/>VIOL DOM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171:P17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9">
            <text:p>DURVAL VIEIR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172:P172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9">
            <text:p>DYEGO FRANCISCO ALBUQUERQUE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3:P17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9">
            <text:p>EDELMAR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TEC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4:P17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9">
            <text:p>EDGAR LIM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5:P17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9">
            <text:p>EDGARD DE OLIVEIR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6:P17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9">
            <text:p>EDILINA LIMA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msoxl:=SUM(B177:P177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9">
            <text:p>EDIMAR MOUR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8:P17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9">
            <text:p>EDIVALDO TAVARES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79:P17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9">
            <text:p>EDIVANDRO CARMO DO NASCIMENT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0:P18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9">
            <text:p>EDMAR AZEVEDO MONTEIRO FI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8346.22" table:formula="msoxl:=SUM(B181:P181)" table:style-name="ce10">
            <text:p><text:s/>18.346,22<text:s/></text:p>
          </table:table-cell>
          <table:table-cell table:number-columns-repeated="16367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9">
            <text:p>EDMUNDO DE ARAUJO AGUIAR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2:P1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9">
            <text:p>EDSON ARAUJ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3:P18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9">
            <text:p>EDUARDO CUNHA DUAR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4:P18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9">
            <text:p>EFRAIN ENRIQUE MENDOZA MENDIVIL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842.23" table:style-name="ce6">
            <text:p>842,23</text:p>
          </table:table-cell>
          <table:table-cell table:number-columns-repeated="4" table:style-name="ce6"/>
          <table:table-cell office:value-type="float" office:value="14800" table:style-name="ce6">
            <text:p>14800</text:p>
          </table:table-cell>
          <table:table-cell office:value-type="float" office:value="20784.25" table:formula="msoxl:=SUM(B185:P185)" table:style-name="ce10">
            <text:p><text:s/>20.784,25<text:s/></text:p>
          </table:table-cell>
          <table:table-cell table:number-columns-repeated="16367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9">
            <text:p>EKYLANE RESENDE MOREIRA FILGU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6:P1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9">
            <text:p>ELAINE LIMA FERREI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7:P18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9">
            <text:p>ELIANA MENDONCA DA SILVA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88:P18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9">
            <text:p>ELIANE MISAE KINOSHI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189:P189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9">
            <text:p>ELIAS ANDRADE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0:P19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9">
            <text:p>ELIAS DE LIMA CARN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1:P19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9">
            <text:p>ELIAS FRANCISCO DOS SANTOS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2:P1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9">
            <text:p>ELIDA VIEIRA DE FREITA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3:P19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9">
            <text:p>ELILDO SAMPAIO DE ALBUQUERQU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4:P19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9">
            <text:p>ELISEU BUCHMEIER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195:P195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9">
            <text:p>ELISSANDRA NASCIMENT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6:P19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9">
            <text:p>ELIZETE DA SILVA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7:P19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9">
            <text:p>ENAYLE ALVES FAINO PATRICIO DOS REI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8:P19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9">
            <text:p>ENISSON ALMEIDA QUEIROZ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199:P19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9">
            <text:p>ERICK CAVALCANTI LINHARES LIM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1" table:style-name="ce6"/>
          <table:table-cell office:value-type="float" office:value="5000" table:style-name="ce6">
            <text:p>5000</text:p>
          </table:table-cell>
          <table:table-cell office:value-type="float" office:value="5000" table:formula="msoxl:=SUM(B200:P200)" table:style-name="ce10">
            <text:p><text:s/>5.000,00<text:s/></text:p>
          </table:table-cell>
          <table:table-cell table:number-columns-repeated="16367"/>
        </table:table-row>
        <table:table-row table:style-name="ro5">
          <table:table-cell office:value-type="float" office:value="54131" table:style-name="ce2">
            <text:p>54131</text:p>
          </table:table-cell>
          <table:table-cell office:value-type="string" table:style-name="ce9">
            <text:p>ERLESSON RODRIGUE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1:P20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9">
            <text:p>ERNANDES MARTINS DE MA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2:P20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9">
            <text:p>ESTEFANIA DE SOUZA BRANDAO MEL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3:P2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9">
            <text:p>ETHIENE CRISTIANA DUARTE AGUIA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4:P20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9">
            <text:p>EUGENIO MOURA DA COST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5:P2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9">
            <text:p>EVELYN YASMIN SOUZA LOBO DA CUN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6:P2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9">
            <text:p>EVERTON BRITO ALBUQUERQU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7:P20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9">
            <text:p>FABIANNY DIANY DE ARAUJO NASCIMEN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8:P2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8111" table:style-name="ce2">
            <text:p>48111</text:p>
          </table:table-cell>
          <table:table-cell office:value-type="string" table:style-name="ce9">
            <text:p>FABIO ARAUJO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09:P20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9">
            <text:p>FABIO FABRICIO PEREIRA DA SILVA</text:p>
          </table:table-cell>
          <table:table-cell office:value-type="string" table:style-name="ce9">
            <text:p>ASSESSOR DE GESTAO</text:p>
          </table:table-cell>
          <table:table-cell office:value-type="string" table:style-name="ce9">
            <text:p>NATERA COORD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0:P2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9">
            <text:p>FABRICIA MIRZAELLEN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1:P2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9">
            <text:p>FABRICIO RODRIGUES FERREIRA DE PAUL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2:P2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9">
            <text:p>FARLEY SILVA FONSE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3:P2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9">
            <text:p>FATIMA PEREIRA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4:P21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9">
            <text:p>FELIPE DA SILVA ALMEID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5:P2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9">
            <text:p>FELISBERTO FERNANDES DA SILV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9932.36" table:style-name="ce6">
            <text:p>9932,36</text:p>
          </table:table-cell>
          <table:table-cell office:value-type="float" office:value="13301.27" table:formula="msoxl:=SUM(B216:P216)" table:style-name="ce10">
            <text:p><text:s/>13.301,27<text:s/></text:p>
          </table:table-cell>
          <table:table-cell table:number-columns-repeated="16367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9">
            <text:p>FERNANDA CABRAL LIM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7:P21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9">
            <text:p>FERNANDA KARLA MAIA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8:P2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9">
            <text:p>FERNANDA LIMA BARROS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19:P21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9">
            <text:p>FERNANDA PEDROZO LOPES PIN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20:P22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9">
            <text:p>FERNANDA SOUZA DA ROC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21:P2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9">
            <text:p>FERNANDO AMIM DE MOU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22:P22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9">
            <text:p>FERNANDO HENRIQUE SANTOS TER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223:P223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9">
            <text:p>FERNANDO REGIS CEMBRAN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224:P22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9">
            <text:p>FLADSON PEREIRA PAIX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UNIDADE ADMINISTR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25:P2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9">
            <text:p>FLAVIO AUGUSTO SIQUEIRA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226:P226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9">
            <text:p>FLAVIO BUSSAB DELLA LIBERA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PORTO ACR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200.47" table:style-name="ce6">
            <text:p>3200,47</text:p>
          </table:table-cell>
          <table:table-cell table:number-columns-repeated="6" table:style-name="ce6"/>
          <table:table-cell office:value-type="float" office:value="4973.58" table:formula="msoxl:=SUM(B227:P227)" table:style-name="ce10">
            <text:p><text:s/>4.973,58<text:s/></text:p>
          </table:table-cell>
          <table:table-cell table:number-columns-repeated="16367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9">
            <text:p>FRANC NATRA FERREIRA BEZERRA VI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28:P2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9">
            <text:p>FRANCEILDO MACIEL AVELIN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29:P22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9">
            <text:p>FRANCIANE GOMES MACHAD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0:P2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9">
            <text:p>FRANCISCA ALVES DE MOU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GABINETE DR ALVARO LUIZ DE A PE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1:P23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9">
            <text:p>FRANCISCO CAETAN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2:P23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9">
            <text:p>FRANCISCO DE ASSIS VIANA NE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3:P23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9">
            <text:p>FRANCISCO DIMAS DE DEU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4:P23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9">
            <text:p>FRANCISCO ELIAS BENEDI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5:P23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2" table:style-name="ce2">
            <text:p>5792</text:p>
          </table:table-cell>
          <table:table-cell office:value-type="string" table:style-name="ce9">
            <text:p>FRANCISCO FACANH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6:P23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9">
            <text:p>FRANCISCO FERNANDES DE ASSUN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7:P2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9">
            <text:p>FRANCISCO GOM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38:P23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9">
            <text:p>FRANCISCO JOSE MAIA GUED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4" table:style-name="ce6"/>
          <table:table-cell office:value-type="float" office:value="14800" table:style-name="ce6">
            <text:p>14800</text:p>
          </table:table-cell>
          <table:table-cell office:value-type="float" office:value="24995.39" table:formula="msoxl:=SUM(B239:P239)" table:style-name="ce10">
            <text:p><text:s/>24.995,39<text:s/></text:p>
          </table:table-cell>
          <table:table-cell table:number-columns-repeated="16367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9">
            <text:p>FRANCISCO JOSE NUNES CAVALCANT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240:P240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9">
            <text:p>FRANCISCO LIMA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1:P2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9">
            <text:p>FRANCISCO LIMA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539.39" table:style-name="ce6">
            <text:p>2539,39</text:p>
          </table:table-cell>
          <table:table-cell table:style-name="ce6"/>
          <table:table-cell office:value-type="float" office:value="3339.39" table:formula="msoxl:=SUM(B242:P242)" table:style-name="ce10">
            <text:p><text:s/>3.339,39<text:s/></text:p>
          </table:table-cell>
          <table:table-cell table:number-columns-repeated="16367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9">
            <text:p>FRANCISCO MACHADO LIMA E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MA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3:P24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1" table:style-name="ce2">
            <text:p>511</text:p>
          </table:table-cell>
          <table:table-cell office:value-type="string" table:style-name="ce9">
            <text:p>FRANCISCO MATIAS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244:P244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9">
            <text:p>FRANCISCO ORLEIR SANTIAGO DE HOLAND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5:P24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9">
            <text:p>FRANCISCO PEREIRA GOM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6:P2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9">
            <text:p>FRANCISCO PESSOA DE BRIT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7:P24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9">
            <text:p>FRANCISCO REIS MAI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8:P24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9">
            <text:p>FRANCISCO RIBEIR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49:P24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9">
            <text:p>FRANCISCO RODRIGUES DE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0:P25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9">
            <text:p>FRANCISCO SILVA PEDR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1:P25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9">
            <text:p>FRANCISCO SILVIO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2500" table:style-name="ce6">
            <text:p>2500</text:p>
          </table:table-cell>
          <table:table-cell office:value-type="float" office:value="2500" table:formula="msoxl:=SUM(B252:P252)" table:style-name="ce10">
            <text:p><text:s/>2.500,00<text:s/></text:p>
          </table:table-cell>
          <table:table-cell table:number-columns-repeated="16367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9">
            <text:p>FREDSON BARROS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3:P2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9">
            <text:p>GABRIEL MEIRELES DE SOUS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4:P25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981" table:style-name="ce2">
            <text:p>49981</text:p>
          </table:table-cell>
          <table:table-cell office:value-type="string" table:style-name="ce9">
            <text:p>GABRIEL PACHEC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5:P2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5" table:style-name="ce2">
            <text:p>5795</text:p>
          </table:table-cell>
          <table:table-cell office:value-type="string" table:style-name="ce9">
            <text:p>GABRIELA DOS SANTOS LOPES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6:P2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9">
            <text:p>GABRIELA GONCALVES DE SOUZA BRIGID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7:P25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9">
            <text:p>GAINETE LIMA SAADE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8:P25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9">
            <text:p>GENESIO ALV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59:P25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9">
            <text:p>GENESIS DE FARIA MENDONC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0:P26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9">
            <text:p>GERMANO PIMENTEL FARIA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1:P26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9">
            <text:p>GERSON DE FREITAS JORD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2:P26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9">
            <text:p>GERSON DE OLIVEIRA MAI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3:P26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9">
            <text:p>GERUZA BEZERRA DA CUNH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4:P26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9">
            <text:p>GETULIO BARBOSA DE ANDRAD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265:P265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9">
            <text:p>GILCELY EVANGELISTA DE ARAUJO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9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266:P266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9">
            <text:p>GILMARA ALMEIDA PINT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7:P26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9">
            <text:p>GISELE COSTA JABRA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68:P26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9">
            <text:p>GISELLE MUBARAC DETONI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office:value-type="float" office:value="14800" table:style-name="ce6">
            <text:p>14800</text:p>
          </table:table-cell>
          <table:table-cell office:value-type="float" office:value="21619.33" table:formula="msoxl:=SUM(B269:P269)" table:style-name="ce10">
            <text:p><text:s/>21.619,33<text:s/></text:p>
          </table:table-cell>
          <table:table-cell table:number-columns-repeated="16367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9">
            <text:p>GISLENE ALVES SABOI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0:P2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9">
            <text:p>GLAUCIA 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1:P27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9">
            <text:p>GLAUCIA DA SILVA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2:P27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9">
            <text:p>GLAUCIO NEY SHIROMA OSH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DEFESA DA SAUD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273:P273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9">
            <text:p>GLEICE KELLE SOUZA DE ALMEIDA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4:P27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9">
            <text:p>GLEIDSON SOUZA DE ANDRA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5:P27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9">
            <text:p>GREYCIANE SOUZA DA SILV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6:P27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001" table:style-name="ce2">
            <text:p>6001</text:p>
          </table:table-cell>
          <table:table-cell office:value-type="string" table:style-name="ce9">
            <text:p>GUSTAVO MATIAS DE O PINHEI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490.91" table:style-name="ce6">
            <text:p>490,91</text:p>
          </table:table-cell>
          <table:table-cell office:value-type="float" office:value="173.33" table:style-name="ce6">
            <text:p>173,33</text:p>
          </table:table-cell>
          <table:table-cell table:number-columns-repeated="9" table:style-name="ce6"/>
          <table:table-cell office:value-type="float" office:value="664.24" table:formula="msoxl:=SUM(B277:P277)" table:style-name="ce10">
            <text:p><text:s/>664,24<text:s/></text:p>
          </table:table-cell>
          <table:table-cell table:number-columns-repeated="16367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9">
            <text:p>HELAL FONTENELE ABDEL FATTAH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8:P27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9">
            <text:p>HELDER OLIVEIRA DE CARVALH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79:P27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9">
            <text:p>HELLEM CRISTINA BARROSO LIM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0:P28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9">
            <text:p>HENRIQUE DA COSTA GALLO N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1:P28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9">
            <text:p>HENRIQUE RODRIGUES DE LIMA NE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2:P2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9">
            <text:p>HERWAL MEDI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3:P28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9">
            <text:p>HIAM ANTOINE FEGHALI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4:P28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9">
            <text:p>HILDEBRANDO EVANGELISTA DE BRI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285:P285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9">
            <text:p>HUDISLEY SILVA DE OLIVEIRA GUE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6:P2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9">
            <text:p>HUDSON CASTELO BONFIM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7:P28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9">
            <text:p>HYCARO MATTOS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8:P28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9">
            <text:p>IAMILY CRISTIANE NASCIMENTO DE HOLAND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89:P28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9">
            <text:p>IDA CARMEN DE LIMA ROCH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0:P29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9">
            <text:p>IGOR CASTRO MENDES LEAO</text:p>
          </table:table-cell>
          <table:table-cell office:value-type="string" table:style-name="ce9">
            <text:p>ASSISTENTE EM SAUD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1:P29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9">
            <text:p>IGOR IGNACIO DIAS LIN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2:P2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9">
            <text:p>IGOR MARCEL DE OLIVEIRA PINHEIR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3:P29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9">
            <text:p>ILDON MAXIMIANO PERES NET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0 PROMOTORIA DE JUSTICA CRIMINAL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294:P29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9">
            <text:p>INGRID ALINE MARTINS NEPOMUC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5:P29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9">
            <text:p>IRACEMA MORENO RODRIGUES PAUL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6:P29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000" table:style-name="ce2">
            <text:p>6000</text:p>
          </table:table-cell>
          <table:table-cell office:value-type="string" table:style-name="ce9">
            <text:p>ISAC JUKOVISKY SOARES MEDI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518.17999999999995" table:style-name="ce6">
            <text:p>518,18</text:p>
          </table:table-cell>
          <table:table-cell office:value-type="float" office:value="180" table:style-name="ce6">
            <text:p>180</text:p>
          </table:table-cell>
          <table:table-cell table:number-columns-repeated="9" table:style-name="ce6"/>
          <table:table-cell office:value-type="float" office:value="698.18" table:formula="msoxl:=SUM(B297:P297)" table:style-name="ce10">
            <text:p><text:s/>698,18<text:s/></text:p>
          </table:table-cell>
          <table:table-cell table:number-columns-repeated="16367"/>
        </table:table-row>
        <table:table-row table:style-name="ro5">
          <table:table-cell office:value-type="float" office:value="56341" table:style-name="ce2">
            <text:p>56341</text:p>
          </table:table-cell>
          <table:table-cell office:value-type="string" table:style-name="ce9">
            <text:p>ISAIAS DE PAULO GONCALV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8:P29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9">
            <text:p>ITALO CAVALCANTE DE FARIAS PI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299:P29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9">
            <text:p>ITALO FACUNDO ROLA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0:P30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9">
            <text:p>IVERSON RODRIGO MONTEIRO CERQUEIRA BUE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O MEIO AMBIENTE DO JURU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0195.39" table:formula="msoxl:=SUM(B301:P301)" table:style-name="ce10">
            <text:p><text:s/>10.195,39<text:s/></text:p>
          </table:table-cell>
          <table:table-cell table:number-columns-repeated="16367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9">
            <text:p>IZABELLY MELO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2:P30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9">
            <text:p>JACQUELINE FRANCA DE OLIVEIRA PANON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3:P3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9">
            <text:p>JACSON CAMELO UCHO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4:P30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9">
            <text:p>JAIDESSON OLIVEIRA PER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5:P3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9">
            <text:p>JAIME JUAN PEREDO CALDERON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6:P3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9">
            <text:p>JAKELINE BEZERRA PINH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7:P30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9">
            <text:p>JAKMONE PINHEIRO DE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8:P3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9">
            <text:p>JAMES KLELIO MUNIZ OSSA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09:P30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9">
            <text:p>JANAINA SE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0:P3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9">
            <text:p>JANAYRA LIMA DE SOU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1:P3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9">
            <text:p>JANIO JERONIMO D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2:P3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9">
            <text:p>JAQUELINE SOUS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3:P3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6" table:style-name="ce2">
            <text:p>5796</text:p>
          </table:table-cell>
          <table:table-cell office:value-type="string" table:style-name="ce9">
            <text:p>JEAN BARROSO DE SOUZ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4:P31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9">
            <text:p>JEAN LUIZ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5:P3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9">
            <text:p>JEFFERSON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6:P31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9">
            <text:p>JERCILEA FERNANDES FERREIRA</text:p>
          </table:table-cell>
          <table:table-cell office:value-type="string" table:style-name="ce9">
            <text:p>ASSISTENTE DE GABINETE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7:P31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9">
            <text:p>JESSICA ARAUJ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8:P3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9">
            <text:p>JESSICA CAMPOS ALMEIDA PIR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19:P31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9">
            <text:p>JESSICA FEITOSA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0:P32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9">
            <text:p>JHON LENNON LIMA D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1:P3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9">
            <text:p>JHONES SILV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2:P32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9">
            <text:p>JIRGLEYANE NUN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3:P32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9">
            <text:p>JOANA D ARC DIAS MARTIN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24:P32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9">
            <text:p>JOANA FONSECA AGUIA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5:P3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9">
            <text:p>JOAO AUGUSTO GOM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6:P32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9">
            <text:p>JOAO BENICIO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368.91" table:formula="msoxl:=SUM(B327:P327)" table:style-name="ce10">
            <text:p><text:s/>13.368,91<text:s/></text:p>
          </table:table-cell>
          <table:table-cell table:number-columns-repeated="16367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9">
            <text:p>JOAO CARLOS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28:P3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9">
            <text:p>JOAO DA SILVA MENEZ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4" table:style-name="ce6"/>
          <table:table-cell office:value-type="float" office:value="3800" table:formula="msoxl:=SUM(B329:P329)" table:style-name="ce10">
            <text:p><text:s/>3.800,00<text:s/></text:p>
          </table:table-cell>
          <table:table-cell table:number-columns-repeated="16367"/>
        </table:table-row>
        <table:table-row table:style-name="ro5">
          <table:table-cell office:value-type="float" office:value="49711" table:style-name="ce2">
            <text:p>49711</text:p>
          </table:table-cell>
          <table:table-cell office:value-type="string" table:style-name="ce9">
            <text:p>JOAO LUCAS BEZERRA DE QUEIROZ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0:P3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9">
            <text:p>JOAO MARQUES PIR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331:P331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9">
            <text:p>JOAO NUNES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2:P33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9">
            <text:p>JOAO PEDRO MEL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3:P33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9">
            <text:p>JOAO PEDRO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msoxl:=SUM(B334:P334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9">
            <text:p>JONATHAN MESSIAS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5:P33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9">
            <text:p>JORGE HENRIQUE COSTA DE ANDRADE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6:P33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9">
            <text:p>JORGENALDO BARBOS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7:P3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9">
            <text:p>JOSE ALBERTO DE SOUZ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8:P33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9">
            <text:p>JOSE ALMERON LIMA LEODEGAR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39:P33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9">
            <text:p>JOSE APARECIDO DE ARAUJO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0:P34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9">
            <text:p>JOSE CARLOS ALVES DAS CHAG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1:P3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9">
            <text:p>JOSE CARLOS FERNANDES MACHAD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2:P34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34" table:style-name="ce2">
            <text:p>5034</text:p>
          </table:table-cell>
          <table:table-cell office:value-type="string" table:style-name="ce9">
            <text:p>JOSE CLEUDIVAN DA SILVA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3:P34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9">
            <text:p>JOSE DO MONTE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133.33000000000001" table:style-name="ce6">
            <text:p>133,33</text:p>
          </table:table-cell>
          <table:table-cell table:number-columns-repeated="9" table:style-name="ce6"/>
          <table:table-cell office:value-type="float" office:value="733.33" table:formula="msoxl:=SUM(B344:P344)" table:style-name="ce10">
            <text:p><text:s/>733,33<text:s/></text:p>
          </table:table-cell>
          <table:table-cell table:number-columns-repeated="16367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9">
            <text:p>JOSE GERSON PINHEIRO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5:P34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9">
            <text:p>JOSE GILSON DA COSTA PINTO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6:P3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9">
            <text:p>JOSE JERONCIO NOGUEIR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7:P34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501" table:style-name="ce2">
            <text:p>39501</text:p>
          </table:table-cell>
          <table:table-cell office:value-type="string" table:style-name="ce9">
            <text:p>JOSE LAZARO ALVES DE CASTR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8:P34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9">
            <text:p>JOSE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49:P34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9">
            <text:p>JOSE LUCIVAN NERY DE LIM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PLACIDO DE CASTR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350:P350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9">
            <text:p>JOSE RUY DA SILVEIRA LINO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51:P35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9">
            <text:p>JOSENIRA OLIVEIRA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2:P35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9">
            <text:p>JOSIANE SOUZA DA SILVA BAND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3:P3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9">
            <text:p>JOSUE HAMILTON RODRIGUES DE SOUZA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4:P35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9">
            <text:p>JOVANA LEITE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5:P3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9">
            <text:p>JUBERLANO DO NASCIMENTO MAD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6:P3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9">
            <text:p>JULEANDRO MARTINS DE OLIV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XAPURI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357:P357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9">
            <text:p>JULIA DA SILVA RODRIGUES LEAL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8:P35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9">
            <text:p>JULIANA BATALHA SALES MEL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59:P35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9">
            <text:p>JULIANA DANTAS LIN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0:P36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9">
            <text:p>JULIANA DO VAL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1:P36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9">
            <text:p>JULIANA MAXIMIANO HOFF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62:P362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9">
            <text:p>JULIENE FERREIR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3:P36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9">
            <text:p>JULIO CESAR DE MEDEIROS SILV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364:P364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9">
            <text:p>JULIO CESAR DOS SANTOS SAMPA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5:P36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771" table:style-name="ce2">
            <text:p>46771</text:p>
          </table:table-cell>
          <table:table-cell office:value-type="string" table:style-name="ce9">
            <text:p>JULIO MANOEL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2500" table:style-name="ce6">
            <text:p>2500</text:p>
          </table:table-cell>
          <table:table-cell office:value-type="float" office:value="2500" table:formula="msoxl:=SUM(B366:P366)" table:style-name="ce10">
            <text:p><text:s/>2.500,00<text:s/></text:p>
          </table:table-cell>
          <table:table-cell table:number-columns-repeated="16367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9">
            <text:p>JURGLEICE BEZERRA LAUREAN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7:P36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9">
            <text:p>KALIL CASTRO SAAB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8:P36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9">
            <text:p>KAREN CRISTINA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69:P36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9">
            <text:p>KAREN MONTEIR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0:P3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9">
            <text:p>KARINE FRANTIESC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1:P37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9">
            <text:p>KARYNNE DE CASTRO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2:P37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9">
            <text:p>KATIA REJANE DE ARAUJO RODRIGU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URADORIA GERAL DE JUSTIC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373:P373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9">
            <text:p>KEILIANE DE OLIVEIRA PEREIRA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4:P37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9">
            <text:p>KELEN CRISTINA LIMA DE ANDRAD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5:P37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9">
            <text:p>KEMMIL DE MELO COE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6:P37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9">
            <text:p>KENEDY MIRANDA FERNAN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7:P37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9">
            <text:p>KIMBERLY ANNE SPRINGER SUZUKI BR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8:P37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9">
            <text:p>KLEISON JACHSON DA SILVA FRO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79:P37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9">
            <text:p>LANA KELLE ARAUJO DO NASCIME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0:P38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9">
            <text:p>LARA DE OLIVEIRA MAR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1:P38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9">
            <text:p>LARISSA CRISTINA ARAUJO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2:P3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9">
            <text:p>LARISSA CRISTINA PEREIRA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3:P38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9">
            <text:p>LARISSA RAWANNA DA SILVA ABREU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4:P38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9">
            <text:p>LARISSA RIBEIRO BEZER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5:P38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9">
            <text:p>LARISSA VIRGINIA CAVALCANTI ORANT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6:P3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9">
            <text:p>LAURA CAROLINA MOUTA ROCHA CEZAROT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7:P38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9">
            <text:p>LAURA CRISTINA DE ALMEIDA MIRAND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88:P388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9">
            <text:p>LAURA DENISE JUCA RAMO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89:P38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9">
            <text:p>LAURA SIMONE NASCIMENTO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0:P39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9">
            <text:p>LEANDRO PORTELA STEFFE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IREITOS HUMANOS E CIDADAN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91:P39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9">
            <text:p>LENIRA PONTES CUN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2:P3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9">
            <text:p>LEONARDO HONORATO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A CRIANCA E ADOLESCENTE CRZ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393:P393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9">
            <text:p>LEONARDO MELO CATUND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4:P39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9">
            <text:p>LEONICE FERNANDES DE LIM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5:P39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9">
            <text:p>LIDIANA LAMPIER PESSIGATI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6:P39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9">
            <text:p>LIGIA KEETLY SILVA ALEXANDRIN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7:P39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9">
            <text:p>LILIAN ALVES FIRMINO DA SILVA RIBEIR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8:P39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9">
            <text:p>LILIAN BRITO ALBUQUERQUE RIB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399:P39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9">
            <text:p>LINA MARIA DAS GRACA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2500" table:style-name="ce6">
            <text:p>2500</text:p>
          </table:table-cell>
          <table:table-cell office:value-type="float" office:value="2500" table:formula="msoxl:=SUM(B400:P400)" table:style-name="ce10">
            <text:p><text:s/>2.500,00<text:s/></text:p>
          </table:table-cell>
          <table:table-cell table:number-columns-repeated="16367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9">
            <text:p>LIVIA MARIA FIRMINO LEI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1:P40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9">
            <text:p>LUANA CUNHA MATSU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2:P40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9">
            <text:p>LUANA DA COSTA PR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3:P4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9">
            <text:p>LUANA DINIZ LIRIO MACI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TARAUAC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04:P40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9">
            <text:p>LUARA BEZERRA DA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5:P4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9">
            <text:p>LUCAS ANDRADE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6:P4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85" table:style-name="ce2">
            <text:p>5985</text:p>
          </table:table-cell>
          <table:table-cell office:value-type="string" table:style-name="ce9">
            <text:p>LUCAS CARVALHO 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7:P40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9">
            <text:p>LUCAS OLIVEIRA BOUCHABKI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8:P4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9">
            <text:p>LUCAS PINHEIRO CAMI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09:P40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9">
            <text:p>LUCELIA ALVES MARQUES QUINTEL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0:P4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9">
            <text:p>LUCIANA DE CARVALHO ROC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1:P4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9">
            <text:p>LUCIANA MONTEIRO QUEIROZ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2:P4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9">
            <text:p>LUCIANA VIRGINIA M NEPOMUCENO QUINTEL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3:P4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9">
            <text:p>LUCIANO AUGUSTO MAIA SALL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msoxl:=SUM(B414:P414)" table:style-name="ce10">
            <text:p><text:s/>10.000,00<text:s/></text:p>
          </table:table-cell>
          <table:table-cell table:number-columns-repeated="16367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9">
            <text:p>LUCIANO FREIRE DE CARVALHO MALAQUIAS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5:P4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9">
            <text:p>LUCINETE TEIXEIRA BARBOS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6:P41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9">
            <text:p>LUIS HENRIQUE CORREA ROLIM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IVE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17:P417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998" table:style-name="ce2">
            <text:p>5998</text:p>
          </table:table-cell>
          <table:table-cell office:value-type="string" table:style-name="ce9">
            <text:p>LUIZ CARLOS DE SOUZA 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8:P4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9">
            <text:p>LUIZ CARLOS NUN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19:P41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9">
            <text:p>LUIZ CARLOS SIMAO PAI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20:P420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9">
            <text:p>LUIZ FERNANDO COSTA MACIEL FI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1:P4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9">
            <text:p>LUIZ GONZAGA DOS SANTOS FILH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2:P42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9">
            <text:p>LUIZ HENRIQUE CARVALHO AFONS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3:P42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9">
            <text:p>LUIZ RENATO BEZERRA FRANCISC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4:P42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9">
            <text:p>LUZIANE DE SOUZA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5:P4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9">
            <text:p>MADALENA GONCALVES PE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26:P426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9">
            <text:p>MANOEL DA SILV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7:P42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9">
            <text:p>MANOEL FRANCISCO ALVE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8:P4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9">
            <text:p>MANOEL NASCIMENTO CABRAL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29:P42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9">
            <text:p>MANUELA CANUTO DE SANTANA FARHAT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200.47" table:style-name="ce6">
            <text:p>3200,47</text:p>
          </table:table-cell>
          <table:table-cell table:number-columns-repeated="6" table:style-name="ce6"/>
          <table:table-cell office:value-type="float" office:value="4973.58" table:formula="msoxl:=SUM(B430:P430)" table:style-name="ce10">
            <text:p><text:s/>4.973,58<text:s/></text:p>
          </table:table-cell>
          <table:table-cell table:number-columns-repeated="16367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9">
            <text:p>MARA CELIA RAMOS DE MACE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ESA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1:P43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9">
            <text:p>MARCEL PORTELA DA COSTA LIM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2:P43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9">
            <text:p>MARCELA BRAGA DE SOUZA BRILHANT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3:P43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9">
            <text:p>MARCELA CRISTINA OZORI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34:P43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9">
            <text:p>MARCELA DA SILVA CARVALHO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5:P43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9">
            <text:p>MARCELLO VICTOR LIMA DE ARAUJO 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6:P43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9">
            <text:p>MARCELO DE FREITAS PINT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7:P4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143" table:style-name="ce2">
            <text:p>40143</text:p>
          </table:table-cell>
          <table:table-cell office:value-type="string" table:style-name="ce9">
            <text:p>MARCELO DE SOUZA GOM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8:P43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9">
            <text:p>MARCELO FERREIRA DE FREITA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39:P43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9">
            <text:p>MARCIA BARROZO DE ALMEIDA LIM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0:P44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9">
            <text:p>MARCIA CRISTHINY COSTA BARBOSA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1:P4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9">
            <text:p>MARCIA CRISTINA DE OLIVEIRA MEIRELES 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2:P44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9">
            <text:p>MARCIA DA SILVA BARR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3:P44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9">
            <text:p>MARCIA MACIEL DA COSTA MEDEIR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4:P44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9">
            <text:p>MARCILENE SALOMAO CARVALH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45:P445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9">
            <text:p>MARC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6:P4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9">
            <text:p>MARCO AURELIO RIBE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47:P447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9">
            <text:p>MARCOS ANTONIO GALIN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48:P448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9">
            <text:p>MARCOS CLEYDER JANSEN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49:P44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9">
            <text:p>MARCOS DOS SANTOS MENDONC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0:P45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9">
            <text:p>MARCOS FERNANDES LACER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1:P45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9">
            <text:p>MARCOS GUITIERRE GUIMARAES BARROS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2:P45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9">
            <text:p>MARCOS VINICIUS DE LIMA COS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3:P4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9">
            <text:p>MARCUS AURELIUS HAKOZAKI D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4:P45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9">
            <text:p>MARCUS VINICIUS BRANDAO BRANA MUNI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5:P4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9">
            <text:p>MARIA ANTONIA BRITO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6:P4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9">
            <text:p>MARIA AUGUSTA FIGUEIREDO MUBARAC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368.91" table:formula="msoxl:=SUM(B457:P457)" table:style-name="ce10">
            <text:p><text:s/>13.368,91<text:s/></text:p>
          </table:table-cell>
          <table:table-cell table:number-columns-repeated="16367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9">
            <text:p>MARIA AUGUSTA SARAH LIN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8:P45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9">
            <text:p>MARIA CELENICE GOM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59:P45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9">
            <text:p>MARIA DA GLORIA GALVAO NOBRE DANTA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368.91" table:formula="msoxl:=SUM(B460:P460)" table:style-name="ce10">
            <text:p><text:s/>13.368,91<text:s/></text:p>
          </table:table-cell>
          <table:table-cell table:number-columns-repeated="16367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9">
            <text:p>MARIA DA GLORIA LEAL COST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61:P461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9">
            <text:p>MARIA DARCILENE GOMES DO VAL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2:P46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9">
            <text:p>MARIA DAS GRACAS MELO CORCIN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63:P463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9">
            <text:p>MARIA DE JESUS FERNANDES P DOMING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4:P46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9">
            <text:p>MARIA DE NAZARE GADELHA FERREIRA FERNAN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5:P46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9">
            <text:p>MARIA DO PERPETUO SOCORRO D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6:P46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9">
            <text:p>MARIA DO SOCORRO VIEIRA L DE QUEIROZ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7:P46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9">
            <text:p>MARIA DULCE LEIA MACEDO DE PAUL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68:P46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9">
            <text:p>MARIA FATIMA RIBEIRO TEIX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 DO CONTROLE EXTERNO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69:P469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9">
            <text:p>MARIA FERREIRA VI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70:P4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9">
            <text:p>MARIA HELENA PEDROZA DE CARVALH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71:P47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9">
            <text:p>MARIA HELINETINA OLIVEIRA DO NASCIMENT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72:P47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9">
            <text:p>MARIA ISABEL VIDAL DE CAST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73:P47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9">
            <text:p>MARIA JOSE CARVALHO DE PAUL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1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msoxl:=SUM(B474:P474)" table:style-name="ce10">
            <text:p><text:s/>10.000,00<text:s/></text:p>
          </table:table-cell>
          <table:table-cell table:number-columns-repeated="16367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9">
            <text:p>MARIA JOSE CORREIA LIM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20000" table:style-name="ce6">
            <text:p>20000</text:p>
          </table:table-cell>
          <table:table-cell office:value-type="float" office:value="23368.91" table:formula="msoxl:=SUM(B475:P475)" table:style-name="ce10">
            <text:p><text:s/>23.368,91<text:s/></text:p>
          </table:table-cell>
          <table:table-cell table:number-columns-repeated="16367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9">
            <text:p>MARIA JOSE FERNAND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2" table:style-name="ce6"/>
          <table:table-cell office:value-type="float" office:value="3000" table:style-name="ce6">
            <text:p>3000</text:p>
          </table:table-cell>
          <table:table-cell table:number-columns-repeated="4" table:style-name="ce6"/>
          <table:table-cell office:value-type="float" office:value="3200" table:formula="msoxl:=SUM(B476:P476)" table:style-name="ce10">
            <text:p><text:s/>3.200,00<text:s/></text:p>
          </table:table-cell>
          <table:table-cell table:number-columns-repeated="16367"/>
        </table:table-row>
        <table:table-row table:style-name="ro5">
          <table:table-cell office:value-type="float" office:value="47793" table:style-name="ce2">
            <text:p>47793</text:p>
          </table:table-cell>
          <table:table-cell office:value-type="string" table:style-name="ce9">
            <text:p>MARIA MADALENA BARBOSA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77:P47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9">
            <text:p>MARIA MADALENA COELHO DE ARAUJ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78:P478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9">
            <text:p>MARIA MARQUIZETE FERNANDE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479:P479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9">
            <text:p>MARIA MIRIAM GOMES DE MORA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200" table:formula="msoxl:=SUM(B480:P480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9">
            <text:p>MARIA ZENEIDE LOP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1:P48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361" table:style-name="ce2">
            <text:p>56361</text:p>
          </table:table-cell>
          <table:table-cell office:value-type="string" table:style-name="ce9">
            <text:p>MARIAN BRILHANTE MACEDO VIANA AIACHE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2:P4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9">
            <text:p>MARIANO JEORGE DE SOUSA MEL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483:P483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9">
            <text:p>MARILDES DO COUTO PIN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484:P484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5920" table:style-name="ce2">
            <text:p>5920</text:p>
          </table:table-cell>
          <table:table-cell office:value-type="string" table:style-name="ce9">
            <text:p>MARINA ARAUJO DE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5:P48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9">
            <text:p>MARINA DA CUNHA FERREIR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6:P4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9">
            <text:p>MARINA DE MELO ARRU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7:P48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9">
            <text:p>MARINHO DA COSTA GALLO JUNIOR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8:P48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9">
            <text:p>MARIO JORGE NUNES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89:P48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9">
            <text:p>MARISETE DE CASSIA LIGEIRO MOR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0:P49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9">
            <text:p>MARLENE DE SOUZA MONT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1:P49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9">
            <text:p>MARLIZAN DA COSTA MENDONC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2:P4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9">
            <text:p>MAUREA AUGUSTA SILVA DO NASCIMEN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3:P49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9">
            <text:p>MAURO DI LISSANDRO CARDOSO MODES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4:P49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9">
            <text:p>MAURO SILVIO MOUR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5:P49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9">
            <text:p>MAYARA BARBOSA BRASIL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6:P49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9">
            <text:p>MAYARA MAGALHA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7:P49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9">
            <text:p>MAYARA MUNIZ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8:P49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9">
            <text:p>MAYKO ANDERSON DA SILVA LIM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499:P49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9">
            <text:p>MAYRA ANNE MORAES PEREIRA BARBOSA LEITE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0:P50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9">
            <text:p>MAYRA DE SOUZA GALDIN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1:P50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9">
            <text:p>MERI CRISTINA AMARAL GONCALV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MEIO AMBIENTE BAIXO ACR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9942.02" table:formula="msoxl:=SUM(B502:P502)" table:style-name="ce10">
            <text:p><text:s/>19.942,02<text:s/></text:p>
          </table:table-cell>
          <table:table-cell table:number-columns-repeated="16367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9">
            <text:p>MILENA DE OLIVEIR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3:P5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73" table:style-name="ce2">
            <text:p>5973</text:p>
          </table:table-cell>
          <table:table-cell office:value-type="string" table:style-name="ce9">
            <text:p>MILENA MEDEIROS PALMEIRA RAFAEL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4:P50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9">
            <text:p>MIQUEIAS IBERNON DA SILVA BRAG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5:P5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9">
            <text:p>MIRLA ROSE DA COSTA MESQUI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6:P5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9">
            <text:p>MIRTES DA SILV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7:P50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9">
            <text:p>MISAEL DE LIM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8:P5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9">
            <text:p>MISCHELY DA SILVA GOM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09:P50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291" table:style-name="ce2">
            <text:p>55291</text:p>
          </table:table-cell>
          <table:table-cell office:value-type="string" table:style-name="ce9">
            <text:p>MOACIR CUNHA DOS SANTO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0:P5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9">
            <text:p>MOISES FERREIRA ALENCASTRO E SOUZ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1:P5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9">
            <text:p>MONIQUE PEREIRA VOLFF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2:P5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9">
            <text:p>MYRLA CRISTINA MAIA ARANH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3:P5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9">
            <text:p>MYRNA TEIXEIRA MENDO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ESA DO PATRIMONI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6642.0199999999995" table:formula="msoxl:=SUM(B514:P514)" table:style-name="ce10">
            <text:p><text:s/>6.642,02<text:s/></text:p>
          </table:table-cell>
          <table:table-cell table:number-columns-repeated="16367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9">
            <text:p>NADJA MARIA DA SILV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515:P515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9">
            <text:p>NANSE WILLY LIMA DA SILVA FRAN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6:P51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9">
            <text:p>NATALIA DANIELLE DE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7:P51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9">
            <text:p>NATALIA MAECAWA TOMI OSH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8:P5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9">
            <text:p>NATALIENE CARNEIRO DE SOUZA GOM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19:P51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9">
            <text:p>NATASHA DA CUNHA RAM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0:P52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9">
            <text:p>NATHALIA ANDRADE DA SILV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1:P5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9">
            <text:p>NAYARA SOARES LIMA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2:P52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9">
            <text:p>NEIVA ARAUJO LUST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3:P52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9">
            <text:p>NELIO ARAUJO DA SILV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4:P52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9">
            <text:p>NELMA ARAUJO MELO DE SIQU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525:P525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9">
            <text:p>NEUTON LAMEGO MOREIR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6:P52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9">
            <text:p>NICOLLE DAMASCENO CRAV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7:P52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9">
            <text:p>NILCIANE DE SEN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28:P5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9">
            <text:p>NILO FIGUEIREDO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529:P529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9">
            <text:p>NILZA DE MATOS ISAIAS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0:P5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9">
            <text:p>OCICLEI DE LIMA MAMED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844.29" table:style-name="ce6">
            <text:p>844,29</text:p>
          </table:table-cell>
          <table:table-cell table:number-columns-repeated="3" table:style-name="ce6"/>
          <table:table-cell office:value-type="float" office:value="1644.29" table:formula="msoxl:=SUM(B531:P531)" table:style-name="ce10">
            <text:p><text:s/>1.644,29<text:s/></text:p>
          </table:table-cell>
          <table:table-cell table:number-columns-repeated="16367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9">
            <text:p>OCIMAR DA SILVA SAL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0195.39" table:formula="msoxl:=SUM(B532:P532)" table:style-name="ce10">
            <text:p><text:s/>10.195,39<text:s/></text:p>
          </table:table-cell>
          <table:table-cell table:number-columns-repeated="16367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9">
            <text:p>OLAVO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3:P53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9">
            <text:p>ORLANDO ROCHA DA CONCEI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4:P53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9">
            <text:p>ORLANDO RODRIGUES BATI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5:P53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9">
            <text:p>OROZINO VILAS BOAS BENEVID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6:P53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9">
            <text:p>OSMILDE SOUZ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7:P5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9">
            <text:p>OSWALDO D ALBUQUERQUE LIMA NE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538:P538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9">
            <text:p>OTILIA MARINHO DE AMORIM NE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39:P53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9">
            <text:p>PATRICIA ALVAREZ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IREITOS HUMANOS E CIDADAN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0:P54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9">
            <text:p>PATRICIA DA SILVA ANDRAD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1:P5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601" table:style-name="ce2">
            <text:p>56601</text:p>
          </table:table-cell>
          <table:table-cell office:value-type="string" table:style-name="ce9">
            <text:p>PATRICIA DA SILVA DAS NEV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2:P54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9">
            <text:p>PATRICIA DE AMORIM REG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543:P543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9">
            <text:p>PATRICIA DE SOUZA CASTE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4:P54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9">
            <text:p>PATRICIA PAULA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545:P545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924" table:style-name="ce2">
            <text:p>5924</text:p>
          </table:table-cell>
          <table:table-cell office:value-type="string" table:style-name="ce9">
            <text:p>PATRICIA SALES MOU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6:P5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9">
            <text:p>PATRICK DE FREITA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DEPTO DE INOVACAO TECNOLO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7:P54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9">
            <text:p>PAULIANE MEZABARBA SANCH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MANU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548:P548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9">
            <text:p>PAULO CESAR DE ABREU MEL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49:P54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9">
            <text:p>PAULO HENRIQU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0:P55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9">
            <text:p>PAULO LOBO DOS SANT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DE ESTADO DE FAZEN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1:P55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9">
            <text:p>PAULO ROBERTO MONCKS GARCI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2:P55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9">
            <text:p>PAULO ROBERTO SIMAO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3:P5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9">
            <text:p>PEDRO NERY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4:P55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9">
            <text:p>PEGGY CLEMEN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5:P5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9">
            <text:p>PLINIO FABRICIO RIBEIRO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6:P5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9">
            <text:p>POLIANA DE REZENDE SIL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7:P55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9">
            <text:p>POLLYANA DE MELO MACIEL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8:P55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9">
            <text:p>PRISCILA MESQUITA DE CASTRO BEZER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59:P55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9">
            <text:p>RACHEL PESSOA CARDOSO MAI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0:P56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9">
            <text:p>RAFAEL CHALUB BANDEIRA BEZER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1:P56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9">
            <text:p>RAFAEL DANTAS PADR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2:P56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9">
            <text:p>RAFAEL HERMIZIO DE SOUZA RE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3:P56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9">
            <text:p>RAFAEL MACIEL DA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UMULATIVA DE FEIJ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564:P56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9">
            <text:p>RAFAEL SILVA VALE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5:P56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9">
            <text:p>RAFAELA MACIEL FERREIRA MEDICI AGUIAR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6:P56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9">
            <text:p>RAFAELE JUSTINO DE MOU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0 PROMOTORIA DE JUSTICA CRIMINAL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7:P56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9">
            <text:p>RAFAIELLY DE SOUZA FELISBER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8:P56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9">
            <text:p>RAIMUNDO DOS SANTOS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69:P56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9">
            <text:p>RAIMUNDO MENDE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0:P5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9">
            <text:p>RAIMUNDO NASCIMENTO DE CARVA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571:P571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5971" table:style-name="ce2">
            <text:p>5971</text:p>
          </table:table-cell>
          <table:table-cell office:value-type="string" table:style-name="ce9">
            <text:p>RAIMUNDO NONATO BARBOS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2:P57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9">
            <text:p>RAIMUNDO NONATO SILV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3:P57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9">
            <text:p>RAIMUNDO PAULO ELIAS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4" table:style-name="ce6"/>
          <table:table-cell office:value-type="float" office:value="3800" table:formula="msoxl:=SUM(B574:P574)" table:style-name="ce10">
            <text:p><text:s/>3.800,00<text:s/></text:p>
          </table:table-cell>
          <table:table-cell table:number-columns-repeated="16367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9">
            <text:p>RAISSA MAIA ARA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5:P57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9">
            <text:p>RAQUEL ADRIANNE REZEND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6:P57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9">
            <text:p>RAQUEL HANAN DE ALBUQUERQU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7:P57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9">
            <text:p>RAUL LUIZ DE SOUZA LU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8:P57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9">
            <text:p>RAYANE ARAUJO DE MAC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79:P57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9">
            <text:p>REGINALDO DANTAS CAMPIN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0:P58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9">
            <text:p>REGINALDO LUIS PEREIRA PRATES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1:P58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9">
            <text:p>REJANE MARIA ALEXANDRE LUCEN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2:P5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66" table:style-name="ce2">
            <text:p>5966</text:p>
          </table:table-cell>
          <table:table-cell office:value-type="string" table:style-name="ce9">
            <text:p>RENATO RESENDE DE TOL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3:P58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9">
            <text:p>RIBAMAR DE JESUS NUNES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4:P58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9">
            <text:p>RICARDO COELHO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JUST ESP DE DEF DA EDUCACA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9942.02" table:formula="msoxl:=SUM(B585:P585)" table:style-name="ce10">
            <text:p><text:s/>19.942,02<text:s/></text:p>
          </table:table-cell>
          <table:table-cell table:number-columns-repeated="16367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9">
            <text:p>RICARDO EMERSON JARDIM RODRIGU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6:P5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9">
            <text:p>RISOLEIDE MARTIN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7:P58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9">
            <text:p>RITA DE CASSIA LOUREIRO C FERNA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88:P58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9">
            <text:p>RITA DE CASSIA NOGUEIRA LIM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6819.33" table:formula="msoxl:=SUM(B589:P589)" table:style-name="ce10">
            <text:p><text:s/>6.819,33<text:s/></text:p>
          </table:table-cell>
          <table:table-cell table:number-columns-repeated="16367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9">
            <text:p>RITA DE SOUZA MACH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0:P59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9">
            <text:p>ROBERTA CRISTINA VALLE D ALBUQUERQUE LIM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1:P59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9">
            <text:p>ROBERTO DA SILVA GUEDE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2:P5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9">
            <text:p>ROBERTO OLIMPIO FELISBE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593:P593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9">
            <text:p>ROBERTO ROMANHOL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4:P59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9">
            <text:p>ROBERTO ROMANHOL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5:P59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9">
            <text:p>ROBISON RIBEIRO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6:P59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9">
            <text:p>ROBSON BUSSONS DE OLIV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7:P59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9">
            <text:p>RODOLFO AUGUSTO COSTA DE ALBUQUERQUE</text:p>
          </table:table-cell>
          <table:table-cell office:value-type="string" table:style-name="ce9">
            <text:p>ASSESSOR MINISTERIAL DE COORDEN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598:P59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9">
            <text:p>RODRIGO CURTI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SECRETARIA GERAL DO MPAC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799.79" table:style-name="ce6">
            <text:p>3799,79</text:p>
          </table:table-cell>
          <table:table-cell table:number-columns-repeated="6" table:style-name="ce6"/>
          <table:table-cell office:value-type="float" office:value="5572.9" table:formula="msoxl:=SUM(B599:P599)" table:style-name="ce10">
            <text:p><text:s/>5.572,90<text:s/></text:p>
          </table:table-cell>
          <table:table-cell table:number-columns-repeated="16367"/>
        </table:table-row>
        <table:table-row table:style-name="ro5">
          <table:table-cell office:value-type="float" office:value="51221" table:style-name="ce2">
            <text:p>51221</text:p>
          </table:table-cell>
          <table:table-cell office:value-type="string" table:style-name="ce9">
            <text:p>RODRIGO DE OLIVEI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0:P60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9">
            <text:p>RODRIGO FONTOURA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UMULATIVA DE EPITACIOLAND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01:P60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9">
            <text:p>RODRIGO SOUZA AMORIM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2:P60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9">
            <text:p>ROGERIO LOPES PE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3:P6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9">
            <text:p>ROGERIO VOLTOLINI MUNO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04:P60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980" table:style-name="ce2">
            <text:p>5980</text:p>
          </table:table-cell>
          <table:table-cell office:value-type="string" table:style-name="ce9">
            <text:p>ROMAINA OTILIA SILVA DE ARAUJ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5:P6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9">
            <text:p>ROMARIO CELIO BARBOSA GONCALVES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6:P6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9">
            <text:p>ROMARIO GOMES PESSO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7:P60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9">
            <text:p>ROMARIO MARQ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08:P6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9">
            <text:p>ROMEU CORDEIRO BARBOS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3" table:style-name="ce6"/>
          <table:table-cell office:value-type="float" office:value="1691.07" table:style-name="ce6">
            <text:p>1691,07</text:p>
          </table:table-cell>
          <table:table-cell table:style-name="ce6"/>
          <table:table-cell office:value-type="float" office:value="11886.46" table:formula="msoxl:=SUM(B609:P609)" table:style-name="ce10">
            <text:p><text:s/>11.886,46<text:s/></text:p>
          </table:table-cell>
          <table:table-cell table:number-columns-repeated="16367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9">
            <text:p>RONNEY SILV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0:P61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9">
            <text:p>ROSA MARTINS FRANCA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1:P61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9">
            <text:p>ROSALINA MICHELLE PINHEIRO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2:P6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9">
            <text:p>ROSALVO GUIMARA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3:P6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9">
            <text:p>ROSANGELA MARIA DE PADU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4:P61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9">
            <text:p>ROSE AMORIM D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5:P6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2401" table:style-name="ce2">
            <text:p>22401</text:p>
          </table:table-cell>
          <table:table-cell office:value-type="string" table:style-name="ce9">
            <text:p>ROSENILSON DA SILVA FER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6:P61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9">
            <text:p>ROSIANE PEREIRA MANCHINI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7:P61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9" table:style-name="ce2">
            <text:p>5999</text:p>
          </table:table-cell>
          <table:table-cell office:value-type="string" table:style-name="ce9">
            <text:p>ROSIMEIRE DE FATIMA RIBEIR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8:P6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9">
            <text:p>RUBBY DA SILVA RODRIGU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19:P61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9">
            <text:p>RUTH LUCIMAR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COM COORDENACAO DE MEMORI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1059.27" table:style-name="ce6">
            <text:p>1059,27</text:p>
          </table:table-cell>
          <table:table-cell table:style-name="ce6"/>
          <table:table-cell office:value-type="float" office:value="1859.27" table:formula="msoxl:=SUM(B620:P620)" table:style-name="ce10">
            <text:p><text:s/>1.859,27<text:s/></text:p>
          </table:table-cell>
          <table:table-cell table:number-columns-repeated="16367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9">
            <text:p>SAINT CLAIR CIDREIRA JUNIOR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6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1:P6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9">
            <text:p>SAMMY BARBOSA LOP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 GERAL ADJUNTA PARA ASSUNTOS JURIDICOS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5319.33" table:formula="msoxl:=SUM(B622:P622)" table:style-name="ce10">
            <text:p><text:s/>5.319,33<text:s/></text:p>
          </table:table-cell>
          <table:table-cell table:number-columns-repeated="16367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9">
            <text:p>SAMUEL MARTINS EVANGELI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1" table:style-name="ce6"/>
          <table:table-cell office:value-type="float" office:value="10000" table:style-name="ce6">
            <text:p>10000</text:p>
          </table:table-cell>
          <table:table-cell office:value-type="float" office:value="10000" table:formula="msoxl:=SUM(B623:P623)" table:style-name="ce10">
            <text:p><text:s/>10.000,00<text:s/></text:p>
          </table:table-cell>
          <table:table-cell table:number-columns-repeated="16367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9">
            <text:p>SAMYLLE ANDRADE MACH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4:P62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9">
            <text:p>SANDRA SOARES DA SILVA CRISOSTOM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5:P6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9">
            <text:p>SANDRO WALDEMAR DA SILVA CALDE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6:P62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9">
            <text:p>SANTIAGO DO NASCIMENT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7:P62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9">
            <text:p>SARA DANIELA CARDOS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8:P6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19" table:style-name="ce2">
            <text:p>5819</text:p>
          </table:table-cell>
          <table:table-cell office:value-type="string" table:style-name="ce9">
            <text:p>SARA SOUZA LODI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29:P62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9">
            <text:p>SARAH ADRIANA RIBEIRO DA CRUZ FURTAD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0:P6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9">
            <text:p>SAYONARA COST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1:P63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9">
            <text:p>SEBASTIANA FERREIRA LOP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2:P63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9">
            <text:p>SELMA GOM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3:P63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9">
            <text:p>SERGIO LUIZ DE BRITT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4:P63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9">
            <text:p>SHANTI CORREIA D ANGI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5:P63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9">
            <text:p>SIBERMAN MADEIRA DE HOLAND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36:P636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9">
            <text:p>SILVANIA DA SILVA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7:P63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9">
            <text:p>SILVANILA DE OLIVEIRA QUEIROZ DIA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8:P63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9">
            <text:p>SINETE GOMES MAGALH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39:P63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9">
            <text:p>SOFIA DA CRUZ MACHAD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0:P64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9">
            <text:p>SOLANG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1:P64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9">
            <text:p>SOLANGE MARIA CHALUB BANDEIRA TEIX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2:P64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7" table:style-name="ce2">
            <text:p>5997</text:p>
          </table:table-cell>
          <table:table-cell office:value-type="string" table:style-name="ce9">
            <text:p>STAEL MAIA MOU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3:P64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9">
            <text:p>SUELEN CRISTINA CANDIDA PE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4:P64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9">
            <text:p>SUSANNE MOURA DE MORAIS BENICI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GABINETE DRA GILCELY EVANGELIST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5:P64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9">
            <text:p>SUSYE ALMEIDA D ALBUQUERQU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6:P64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9">
            <text:p>SUZANA BARBOS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7:P64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9">
            <text:p>TAINAN PEREIRA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8:P64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9">
            <text:p>TAIS COSTA D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49:P64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9">
            <text:p>TALES FONSECA TRANI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office:value-type="float" office:value="4211.1400000000003" table:style-name="ce6">
            <text:p>4211,14</text:p>
          </table:table-cell>
          <table:table-cell table:number-columns-repeated="5" table:style-name="ce6"/>
          <table:table-cell office:value-type="float" office:value="9353.16" table:formula="msoxl:=SUM(B650:P650)" table:style-name="ce10">
            <text:p><text:s/>9.353,16<text:s/></text:p>
          </table:table-cell>
          <table:table-cell table:number-columns-repeated="16367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9">
            <text:p>TALES SARKIS CARNEI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1:P65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9">
            <text:p>TALLINI ROBERTA MASCARELL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2:P65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9">
            <text:p>TAMIRIS THERESA SANTOS BANDEIRA NERY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3:P65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9">
            <text:p>TASSIA CRISTINA FELIX DE MEL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4:P65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9">
            <text:p>TATIANE BRANDAO VILELA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5:P65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9">
            <text:p>TATIANE MIRUSKA NERI SAMPAI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6:P65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9">
            <text:p>TAYNAH PONTES FARIA DA SILV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57:P65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9">
            <text:p>TEOTONIO RODRIGUES SOAR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58:P658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9">
            <text:p>TEREZINHA APARECIDA ZANONI DA CU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2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5300" table:formula="msoxl:=SUM(B659:P659)" table:style-name="ce10">
            <text:p><text:s/>5.300,00<text:s/></text:p>
          </table:table-cell>
          <table:table-cell table:number-columns-repeated="16367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9">
            <text:p>THAINA ARAGAO MOR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0:P66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9">
            <text:p>THAISSA RIBEIRO ALBRES KISPERGHER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1:P66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9">
            <text:p>THALITA ADRIANA FERREIRA DE SOUS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2:P66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9">
            <text:p>THALLES FERREIRA COS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63:P663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9">
            <text:p>THAYNARA VITORIO NOBREGA BALBI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4:P66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9">
            <text:p>THIAGO DA SILVA CAMP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5:P66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9">
            <text:p>THIAGO FIALHO LIM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6:P66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9">
            <text:p>THIAGO MARQUES SALOMA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667:P667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9">
            <text:p>THIAGO SAMPAIO LEITA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8:P66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9">
            <text:p>TIAGO BEZERRA FROTA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69:P66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9">
            <text:p>TIAGO DA SILVA TEL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0:P67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9">
            <text:p>TITO FRANCO DE OLIVEIRA LIM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1:P67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9">
            <text:p>TULIO ALEXANDRE RODRIGUES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2:P67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9">
            <text:p>UBIRAJARA BRAGA DE ALBUQUERQUE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20119.330000000002" table:formula="msoxl:=SUM(B673:P673)" table:style-name="ce10">
            <text:p><text:s/>20.119,33<text:s/></text:p>
          </table:table-cell>
          <table:table-cell table:number-columns-repeated="16367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9">
            <text:p>UDSON MORAES PACIFIC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4:P67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9">
            <text:p>UILLAME SILVA DE OLIV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5:P67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9">
            <text:p>ULISSES LIMA GUIMARAE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COM COORDENACAO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6:P67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231" table:style-name="ce2">
            <text:p>53231</text:p>
          </table:table-cell>
          <table:table-cell office:value-type="string" table:style-name="ce9">
            <text:p>VALDEMIR DA COSTA ANTROB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7:P67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9">
            <text:p>VALDERNILSON DE ANDRADE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8:P67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9">
            <text:p>VALDIRENE COELHO BATI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79:P67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9">
            <text:p>VALDISMAR FONTES DE CAST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0:P68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9">
            <text:p>VALERIA NERI DE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1:P68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482" table:style-name="ce2">
            <text:p>39482</text:p>
          </table:table-cell>
          <table:table-cell office:value-type="string" table:style-name="ce9">
            <text:p>VALMIR BEZERRA MIRAND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2:P68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9">
            <text:p>VALMIR DE SOUZA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 DISPOSICAO DA ASSE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3:P68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9">
            <text:p>VALTER BATIST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4:P68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9">
            <text:p>VANDA DENIR MILANI NOGU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3546.22" table:formula="msoxl:=SUM(B685:P685)" table:style-name="ce10">
            <text:p><text:s/>3.546,22<text:s/></text:p>
          </table:table-cell>
          <table:table-cell table:number-columns-repeated="16367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9">
            <text:p>VANDA MENDES DE ARAUJ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6:P68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9">
            <text:p>VANDERLEI BATISTA CERQU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SSIS BRASI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6" table:style-name="ce6"/>
          <table:table-cell office:value-type="float" office:value="4813.55" table:formula="msoxl:=SUM(B687:P687)" table:style-name="ce10">
            <text:p><text:s/>4.813,55<text:s/></text:p>
          </table:table-cell>
          <table:table-cell table:number-columns-repeated="16367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9">
            <text:p>VANDERLEI SILVA DE MOU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8:P68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9">
            <text:p>VANDERLEYA ALVES ARANTES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89:P68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9">
            <text:p>VANESSA DE MACEDO MUNI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EXEC MEDIDAS SOCIOEDUCATIVAS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690:P690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9">
            <text:p>VANESSA PESSOA LOB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1:P69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9">
            <text:p>VANGELA MARIA LIMA DO NASCIMENTO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2:P69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9">
            <text:p>VANGLEILSA OLIVEIR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3:P69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9">
            <text:p>VANILDA DA SILVA BEZERRA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4:P69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9">
            <text:p>VERA LUCIA VIDAL BRANDAO CON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5:P69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9">
            <text:p>VERA REGINA DE OLIVEIRA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6:P69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9">
            <text:p>VERILSA MARGARETH CAMPOS DELGAD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919.84" table:style-name="ce6">
            <text:p>2919,84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2919.84" table:formula="msoxl:=SUM(B697:P697)" table:style-name="ce10">
            <text:p><text:s/>12.919,84<text:s/></text:p>
          </table:table-cell>
          <table:table-cell table:number-columns-repeated="16367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9">
            <text:p>VERILTON ROMERO CAMPOS DELG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200" table:formula="msoxl:=SUM(B698:P698)" table:style-name="ce10">
            <text:p><text:s/>200,00<text:s/></text:p>
          </table:table-cell>
          <table:table-cell table:number-columns-repeated="16367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9">
            <text:p>VERONICA SOUZA CORD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699:P69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9">
            <text:p>VILSON DA SILVA LEIT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0:P70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9">
            <text:p>VINICIUS MENANDRO EVANGELISTA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701:P70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9">
            <text:p>VINICIUS MESQUITA SOUZA MO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2:P70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9">
            <text:p>VITOR MESQUITA DE CAST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3:P70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9">
            <text:p>VIVIANE ASSUNCAO DE ANDRAD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4:P704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9">
            <text:p>WAGNER DE MOURA FRANCISC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5:P70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9">
            <text:p>WALDILENE SOARES QUEIROZ DA COS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6:P70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9">
            <text:p>WALDIRENE OLIVEIRA DA CRUZ LIMA CORDEI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1" table:style-name="ce6"/>
          <table:table-cell office:value-type="float" office:value="14800" table:style-name="ce6">
            <text:p>14800</text:p>
          </table:table-cell>
          <table:table-cell office:value-type="float" office:value="14800" table:formula="msoxl:=SUM(B707:P707)" table:style-name="ce10">
            <text:p><text:s/>14.800,00<text:s/></text:p>
          </table:table-cell>
          <table:table-cell table:number-columns-repeated="16367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9">
            <text:p>WALLISON SANTOS FERR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8:P70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9">
            <text:p>WALNIZIA RODRIGUES CAVALCAN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09:P70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9">
            <text:p>WALTER LIMAO MONTILH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0000" table:style-name="ce6">
            <text:p>10000</text:p>
          </table:table-cell>
          <table:table-cell office:value-type="float" office:value="13546.22" table:formula="msoxl:=SUM(B710:P710)" table:style-name="ce10">
            <text:p><text:s/>13.546,22<text:s/></text:p>
          </table:table-cell>
          <table:table-cell table:number-columns-repeated="16367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9">
            <text:p>WALTER TEIXEIR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711:P711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9">
            <text:p>WALYSON LIM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2:P71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9">
            <text:p>WANDERSON VITOR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3:P71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9">
            <text:p>WASHINGTON NILTON MEDEIROS MOR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714:P714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9">
            <text:p>WATILA SHIRLEY SOUZA CAMP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5:P71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9">
            <text:p>WELLINGTON THOMAZINI COELHO FILH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6:P71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9">
            <text:p>WENDEL DA SILVA JU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7:P71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6071" table:style-name="ce2">
            <text:p>56071</text:p>
          </table:table-cell>
          <table:table-cell office:value-type="string" table:style-name="ce9">
            <text:p>WENDERSON VALE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18:P71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9">
            <text:p>WENDY TAKAO HAM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5142.0199999999995" table:formula="msoxl:=SUM(B719:P719)" table:style-name="ce10">
            <text:p><text:s/>5.142,02<text:s/></text:p>
          </table:table-cell>
          <table:table-cell table:number-columns-repeated="16367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9">
            <text:p>WERUSCHKA HARIANAH B MOREN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0:P72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9">
            <text:p>WILKE MOREIRA RUFI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1:P721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9">
            <text:p>WILLAN GUTIERREZ DEROMED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2:P722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9">
            <text:p>WILLIAM VIECILI FABIAN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3:P723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9">
            <text:p>WILLIAMS JOAO SILV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office:value-type="float" office:value="18346.22" table:formula="msoxl:=SUM(B724:P724)" table:style-name="ce10">
            <text:p><text:s/>18.346,22<text:s/></text:p>
          </table:table-cell>
          <table:table-cell table:number-columns-repeated="16367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9">
            <text:p>WILMA DAYELI CAMPOS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5:P725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553" table:style-name="ce2">
            <text:p>44553</text:p>
          </table:table-cell>
          <table:table-cell office:value-type="string" table:style-name="ce9">
            <text:p>WIRAMAR CABRAL DE MOU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6:P726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9">
            <text:p>WYRLA PAZ DAS NEV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7:P727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9">
            <text:p>YASMIM ABREU AGUIAR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8:P728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9">
            <text:p>ZACARIAS CAVALCANTE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29:P729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9">
            <text:p>ZILDOMAR SILVA LEI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JUDICIAL CUMULATIVA DE MANCI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800" table:formula="msoxl:=SUM(B730:P730)" table:style-name="ce10">
            <text:p><text:s/>800,00<text:s/></text:p>
          </table:table-cell>
          <table:table-cell table:number-columns-repeated="16367"/>
        </table:table-row>
        <table:table-row table:style-name="ro5">
          <table:table-cell office:value-type="string" table:number-columns-spanned="4" table:number-rows-spanned="1" table:style-name="ce16">
            <text:p><text:s text:c="60"/>TOTAIS -&gt;</text:p>
          </table:table-cell>
          <table:covered-table-cell table:number-columns-repeated="3"/>
          <table:table-cell office:value-type="float" office:value="143621.90999999992" table:formula="msoxl:=SUM(E6:E730)" table:style-name="ce11">
            <text:p><text:s/>143.621,91<text:s/></text:p>
          </table:table-cell>
          <table:table-cell office:value-type="float" office:value="358009.08999999997" table:formula="msoxl:=SUM(F6:F730)" table:style-name="ce11">
            <text:p><text:s/>358.009,09<text:s/></text:p>
          </table:table-cell>
          <table:table-cell office:value-type="float" office:value="119286.66" table:formula="msoxl:=SUM(G6:G730)" table:style-name="ce11">
            <text:p><text:s/>119.286,66<text:s/></text:p>
          </table:table-cell>
          <table:table-cell office:value-type="float" office:value="800" table:formula="msoxl:=SUM(H6:H730)" table:style-name="ce11">
            <text:p><text:s/>800,00<text:s/></text:p>
          </table:table-cell>
          <table:table-cell office:value-type="float" office:value="2600" table:formula="msoxl:=SUM(I6:I730)" table:style-name="ce11">
            <text:p><text:s/>2.600,00<text:s/></text:p>
          </table:table-cell>
          <table:table-cell office:value-type="float" office:value="338038.59999999969" table:formula="msoxl:=SUM(J6:J730)" table:style-name="ce11">
            <text:p><text:s/>338.038,60<text:s/></text:p>
          </table:table-cell>
          <table:table-cell office:value-type="float" office:value="37113.439999999995" table:formula="msoxl:=SUM(K6:K730)" table:style-name="ce11">
            <text:p><text:s/>37.113,44<text:s/></text:p>
          </table:table-cell>
          <table:table-cell office:value-type="float" office:value="12000" table:formula="msoxl:=SUM(L6:L730)" table:style-name="ce11">
            <text:p><text:s/>12.000,00<text:s/></text:p>
          </table:table-cell>
          <table:table-cell office:value-type="float" office:value="844.29" table:formula="msoxl:=SUM(M6:M730)" table:style-name="ce11">
            <text:p><text:s/>844,29<text:s/></text:p>
          </table:table-cell>
          <table:table-cell office:value-type="float" office:value="7447.72" table:formula="msoxl:=SUM(N6:N730)" table:style-name="ce11">
            <text:p><text:s/>7.447,72<text:s/></text:p>
          </table:table-cell>
          <table:table-cell office:value-type="float" office:value="19798.189999999999" table:formula="msoxl:=SUM(O6:O730)" table:style-name="ce11">
            <text:p><text:s/>19.798,19<text:s/></text:p>
          </table:table-cell>
          <table:table-cell office:value-type="float" office:value="368866.82" table:formula="msoxl:=SUM(P6:P730)" table:style-name="ce11">
            <text:p><text:s/>368.866,82<text:s/></text:p>
          </table:table-cell>
          <table:table-cell office:value-type="float" office:value="1408426.7200000009" table:formula="msoxl:=SUM(Q6:Q730)" table:style-name="ce11">
            <text:p><text:s/>1.408.426,72<text:s/></text:p>
          </table:table-cell>
          <table:table-cell table:number-columns-repeated="16367"/>
        </table:table-row>
        <table:table-row table:style-name="ro5">
          <table:table-cell office:value-type="string" table:style-name="ce7">
            <text:p>Data da última atualização: FEVEREIRO de 2021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<text:span text:style-name="T2">1</text:span>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<text:span text:style-name="T2">2</text:span>Valores pagos a título de Adicional de Insalubridade ou de Periculosidade, Adicional Noturno, Serviço Extraordinário, Substituição de Função, Cumulaçoes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<text:span text:style-name="T2">3</text:span>Valor total pago, excluindo-se eventuais descontos.</text:p>
          </table:table-cell>
          <table:table-cell table:number-columns-repeated="16383" table:style-name="ce1"/>
        </table:table-row>
        <table:table-row table:number-rows-repeated="104784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8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pereira</meta:initial-creator>
    <dc:creator>Willan Gutierrez Deromedes Júnior</dc:creator>
    <meta:creation-date>2017-02-02T14:08:38Z</meta:creation-date>
    <dc:date>2021-03-17T02:47:48Z</dc:date>
    <meta:print-date>2017-08-31T19:23:06Z</meta:print-date>
  </office:meta>
</office:document-meta>
</file>